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3282" officeooo:paragraph-rsid="00103282"/>
    </style:style>
    <style:style style:name="P2" style:family="paragraph" style:parent-style-name="Standard">
      <style:paragraph-properties fo:text-align="center" style:justify-single-word="false"/>
      <style:text-properties officeooo:rsid="00103282" officeooo:paragraph-rsid="00103282"/>
    </style:style>
    <style:style style:name="P3" style:family="paragraph" style:parent-style-name="Standard">
      <style:text-properties officeooo:rsid="00103282" officeooo:paragraph-rsid="001151a2"/>
    </style:style>
    <style:style style:name="P4" style:family="paragraph" style:parent-style-name="Standard">
      <style:text-properties officeooo:rsid="001151a2" officeooo:paragraph-rsid="001151a2"/>
    </style:style>
    <style:style style:name="P5" style:family="paragraph" style:parent-style-name="Standard">
      <style:text-properties officeooo:rsid="0013e0d6" officeooo:paragraph-rsid="0013e0d6"/>
    </style:style>
    <style:style style:name="P6" style:family="paragraph" style:parent-style-name="Standard">
      <style:text-properties officeooo:rsid="00156da3" officeooo:paragraph-rsid="00156da3"/>
    </style:style>
    <style:style style:name="P7" style:family="paragraph" style:parent-style-name="Standard">
      <style:text-properties officeooo:rsid="0015c6d5" officeooo:paragraph-rsid="0015c6d5"/>
    </style:style>
    <style:style style:name="T1" style:family="text">
      <style:text-properties officeooo:rsid="00103282"/>
    </style:style>
    <style:style style:name="T2" style:family="text">
      <style:text-properties officeooo:rsid="001151a2"/>
    </style:style>
    <style:style style:name="T3" style:family="text">
      <style:text-properties officeooo:rsid="0013e0d6"/>
    </style:style>
    <style:style style:name="T4" style:family="text">
      <style:text-properties officeooo:rsid="00156da3"/>
    </style:style>
    <style:style style:name="T5" style:family="text">
      <style:text-properties officeooo:rsid="0015c6d5"/>
    </style:style>
    <style:style style:name="T6" style:family="text">
      <style:text-properties officeooo:rsid="0018c7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ndefined</text:span> <text:span text:style-name="T1">Utility in Terminal State</text:span></text:p>
      <text:p text:style-name="P2">by Sven Nilsen, 2019</text:p>
      <text:p text:style-name="P1"/>
      <text:p text:style-name="P3">Assume that an agent is rewarded by evaluating a utility function, taking sensory input about the world and returning some real number. The higher the number is, the higher preference <text:span text:style-name="T2">the world has. By predicting world states that score a high utility value from choice of actions, a rational agent is capable of intelligently choose its actions such that the utility over time is maximized. This kind of agent is called “instrumentally rational”.</text:span></text:p>
      <text:p text:style-name="P3"/>
      <text:p text:style-name="P4">Assume that a rational agent is equiped with the ability to reason about goals. This kind of agent is called “zen rational” and is an extension of “instrumentally rational”.</text:p>
      <text:p text:style-name="P4"/>
      <text:p text:style-name="P4">We ask a zen rational agent what <text:span text:style-name="T3">range</text:span> of utility it <text:span text:style-name="T3">has in a terminal state. What will it answer?</text:span></text:p>
      <text:p text:style-name="P4"/>
      <text:p text:style-name="P5">Since the reward is not given in a terminal state, the zen rational agent will answer that the range is empty. Although this is the correct answer, there is a deeper logical connection.</text:p>
      <text:p text:style-name="P5"/>
      <text:p text:style-name="P5">Utility from a historical perspective is meant to model trade-offs between suffering and pleasure. To show this, we create a simple logical system for suffering, pleasure, <text:span text:style-name="T6">terminal state and utility</text:span>:</text:p>
      <text:p text:style-name="P5"/>
      <text:p text:style-name="P5"><text:tab/>alive := suffer ∨ pleasure</text:p>
      <text:p text:style-name="P5"/>
      <text:p text:style-name="P5"><text:tab/>utility := ¬(suffer ∧ pleasure)</text:p>
      <text:p text:style-name="P5"/>
      <text:p text:style-name="P7">The two bits `suffer` and `pleasure` might be reduced to a single bit system, by assuming that the agent is alive and using utility to make decisions. To include the terminal state requires another bit.</text:p>
      <text:p text:style-name="P5"/>
      <text:p text:style-name="P5">To be alive means experiencing suffering or pleasure. A utilarian agent makes trade-offs between suffering and pleasure, by stating that suffering and pleasure can not occur at the same time. If th<text:span text:style-name="T4">ere is a large amount of pleasure and some amount of suffering, the agent adds the values together and consider it some amount of pleasure when deciding which actions to take.</text:span></text:p>
      <text:p text:style-name="P5"/>
      <text:p text:style-name="P6">However, the agent might be <text:span text:style-name="T5">in a terminal state</text:span>, by experiencing neither suffering or pleasure. This is not the same as zero utility. The terminal state of the agent can not be found in the subtype:</text:p>
      <text:p text:style-name="P6"/>
      <text:p text:style-name="P6"><text:tab/>x : [utility] a</text:p>
      <text:p text:style-name="P6"/>
      <text:p text:style-name="P6"><text:tab/>a : real</text:p>
      <text:p text:style-name="P6"><text:tab/>utility : world → real</text:p>
      <text:p text:style-name="P6"/>
      <text:p text:style-name="P6">On the other hand, the terminal state can be thought of as an extended utility function, <text:span text:style-name="T5">returning `none()` because no action is needed to be taken in the terminal state</text:span>:</text:p>
      <text:p text:style-name="P6"/>
      <text:p text:style-name="P6"><text:tab/>x : [utility] none()</text:p>
      <text:p text:style-name="P6"/>
      <text:p text:style-name="P6"><text:tab/>utility : world → opt[real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5:10:08.128689000</meta:creation-date>
    <dc:date>2019-03-07T16:25:47.795976000</dc:date>
    <meta:editing-duration>PT1M47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8" meta:word-count="388" meta:character-count="2255" meta:non-whitespace-character-count="1878"/>
  </office:meta>
</office:document-meta>
</file>